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1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 style:data-style-name="N100">
      <style:text-properties fo:font-weight="normal" style:font-weight-asian="normal" style:font-weight-complex="normal"/>
    </style:style>
    <style:style style:name="ce5" style:family="table-cell" style:parent-style-name="Default" style:data-style-name="N100"/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6"/>
        <table:table-row table:style-name="ro1">
          <table:table-cell table:style-name="ce1" office:value-type="string" calcext:value-type="string">
            <text:p>ENGINE COMPARTMENT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CRANK CASE OIL AT PROPER LEVEL (SAE 30 OIL)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COOLANT LEVEL AT PROPER LEVEL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ENGINE COMPARTMENT CLEAN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TRANSMISSION FLUID AT PROPER LEVEL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WASHER FLUID FULL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BATTERIES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TERMINALS CLEAN AND TIGHTLY CONNECTED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BATTERY CLEAN AND SECURELY MOUNTED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FLUID AT THE PROPER LEVEL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BATTERIES IN CHARGE MOD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BRA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KING BRAKE IN WORKING ORDER</text:p>
          </table:table-cell>
          <table:table-cell table:style-name="Default" office:value-type="string" calcext:value-type="string" table:number-columns-spanned="2" table:number-rows-spanned="1">
            <text:p>__________________ RPM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TEST BRAKE PRESSURE BY USING FOOT PEDAL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ALARM SOUNDED AT PSI</text:p>
          </table:table-cell>
          <table:table-cell table:style-name="Default" office:value-type="string" calcext:value-type="string" table:number-columns-spanned="2" table:number-rows-spanned="1">
            <text:p>__________________ PSI</text:p>
          </table:table-cell>
          <table:covered-table-cell table:style-name="Default"/>
        </table:table-row>
        <table:table-row table:style-name="ro1">
          <table:table-cell/>
          <table:table-cell table:style-name="Default" table:number-columns-spanned="2" table:number-rows-spanned="1"/>
          <table:covered-table-cell table:style-name="Default"/>
        </table:table-row>
        <table:table-row table:style-name="ro1">
          <table:table-cell table:style-name="ce1" office:value-type="string" calcext:value-type="string">
            <text:p>INTERIOR</text:p>
          </table:table-cell>
          <table:table-cell table:style-name="Default" table:number-columns-spanned="2" table:number-rows-spanned="1"/>
          <table:covered-table-cell table:style-name="Default"/>
        </table:table-row>
        <table:table-row table:style-name="ro1">
          <table:table-cell office:value-type="string" calcext:value-type="string">
            <text:p>ODOMETER READING</text:p>
          </table:table-cell>
          <table:table-cell table:style-name="Default" office:value-type="string" calcext:value-type="string" table:number-columns-spanned="2" table:number-rows-spanned="1">
            <text:p>_______________________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ENGINE HOURS</text:p>
          </table:table-cell>
          <table:table-cell table:style-name="Default" office:value-type="string" calcext:value-type="string" table:number-columns-spanned="2" table:number-rows-spanned="1">
            <text:p>___________________HRS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OIL (50 PSI)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FUEL LEVEL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AIR (120 PSI)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TEST LOW AIR ALARM BUZZE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WINDSHIELD WIPERS IN GOOD CONDITION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WINDOWS AND MIRRORS CLEAN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FUEL KEY IN CAB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CHECK/CALIBRATE CO METER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RUN TRUCK FOR 10 MINUTES ON FAST IDL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AC UNIT IN THE CAB AND WALK-IN FUNCTIONAL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HEADLIGHTS WORKING (HI/LO BEAM)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EMERGENCY LIGHTS WORKING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RUNNING LIGHTS WORKING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DIRECTIONAL AND 4-WAY LIGHTS WORKING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BRAKE LIGHTS WORKING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BACKUP LIGHTS AND ALARM WORKING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COMPARTMENT LIGHTS WORKING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MAP LIGHT AND HAND-HELD SPOT WORKING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5 SCBA PACKS FULL, SECURED, AND CHECKED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4 HAND LIGHTS WORKING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table:style-name="ce1" office:value-type="string" calcext:value-type="string">
            <text:p>TIRES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TIRE PRESSURES OK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<text:s/>- FRONT</text:p>
          </table:table-cell>
          <table:table-cell table:style-name="Default" office:value-type="string" calcext:value-type="string">
            <text:p>L __________</text:p>
          </table:table-cell>
          <table:table-cell table:style-name="Default" office:value-type="string" calcext:value-type="string">
            <text:p>R__________</text:p>
          </table:table-cell>
        </table:table-row>
        <table:table-row table:style-name="ro1">
          <table:table-cell office:value-type="string" calcext:value-type="string">
            <text:p>- REAR INSIDE DUAL</text:p>
          </table:table-cell>
          <table:table-cell table:style-name="Default" office:value-type="string" calcext:value-type="string">
            <text:p>L __________</text:p>
          </table:table-cell>
          <table:table-cell table:style-name="Default" office:value-type="string" calcext:value-type="string">
            <text:p>R__________</text:p>
          </table:table-cell>
        </table:table-row>
        <table:table-row table:style-name="ro1">
          <table:table-cell office:value-type="string" calcext:value-type="string">
            <text:p>- REAR OUTSIDE DUAL</text:p>
          </table:table-cell>
          <table:table-cell table:style-name="Default" office:value-type="string" calcext:value-type="string">
            <text:p>L __________</text:p>
          </table:table-cell>
          <table:table-cell table:style-name="Default" office:value-type="string" calcext:value-type="string">
            <text:p>R__________</text:p>
          </table:table-cell>
        </table:table-row>
        <table:table-row table:style-name="ro1">
          <table:table-cell table:style-name="ce1" office:value-type="string" calcext:value-type="string">
            <text:p>COMPARTMENT 1: DRIVER’S SIDE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CORD REEL AND SPARE ELECTRICAL CORD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TOOLBOX WITH SPARE ELECTRICAL ADAPTER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WINCH SUPPLIE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ROPES / STRAP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CHAIN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COMPARTMENT 2: DRIVER’S S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ORTMENT OF CRIBBING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6 BUCKETS OF SPEED DRY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BUCKET OF PILLOWS AND ASSORTMENT OF PAD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table:style-name="ce2" office:value-type="string" calcext:value-type="string">
            <text:p>PLUG KIT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COMPARTMENT 3: DRIVER’S S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Y OPERATED CUTTERS AND SPREADER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ELECTRICAL CORD FOR BATTERY OPERATED TOOL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3 BAGS OF RESCUE ROPE (150’ EACH)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2 BAGS OF UTILITY ROPE (50’ EACH)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BAG OF UTILITY ROPE (25’)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table:style-name="ce2" office:value-type="string" calcext:value-type="string">
            <text:p>2 BAGS OF RESCUE ROPE (50’ EACH)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2 BODY HARNESSE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TWO 4-TO-1 SYSTEM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CONES AND SHOVEL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COMPARTMENT 4: DRIVER’S SIDE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CHECK FLUID AND RUN HYDRAULIC PUMP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OPEN AND CLOSE 2 MAN TOOL / TOOL IS CLEAN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CHECK ALL RAMS / RAMS ARE CLEAN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3 SPARE HYDRAULIC LINE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AIR HOS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MANIFOLD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table:style-name="ce2" office:value-type="string" calcext:value-type="string">
            <text:p>4 BAGS OF COLLAPSIBLE CONE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WALK-IN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CHECK / CALIBRATE CO METER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PORTABLE SUCTION (TURN ON / IN WORKING ORDER)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ICE PICKS AND ROPE BAG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BLANKET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4 SPARE OXYGEN BOTTLE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table:style-name="ce2" office:value-type="string" calcext:value-type="string">
            <text:p>2 LADDER BELT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FRIDGE FULL OF WATER / 1 EXTRA CASE OF WATE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MCA BAG FULLY STOCKED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SPARE BATTERIES FOR RADIOS AND BATTERY OPERATED TOOL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LITTLE GIANT LADDE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 table:number-rows-repeated="3"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COMPARTMENT 1: OFFICER SIDE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MEDICAL BAGS (BOTH FULLY STOCKED)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DEFIBRILLATOR BATTERY AND PADS (TEST)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2 BACKBOARDS WITH 3 STRAPS ATTACHED TO BOARD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GLOVES AND HAND SANITIZER FULL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2 HEAD BLOCKS (IN A BAG)</text:p>
          </table:table-cell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COLLAR BAG FULL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TOKES BASKET WITH BACKBOARD INSID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COMPARTMENT 2: OFFICER S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BROOM HANDLES AND HEAD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2 BOLT CUTTERS (MEDIUM AND LARGE)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FLAT HEAD AND PICK HEAD AX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table:style-name="ce2" office:value-type="string" calcext:value-type="string">
            <text:p>1 LARGE HOOLIGAN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2 LARGE PRY BAR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MANHOLE COVER HOOK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3 FIRE EXTINGUISHER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- ABC EXTINGUISHE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table:style-name="ce2" office:value-type="string" calcext:value-type="string">
            <text:p>- WATER CAN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- FOAM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K-12 AND CHAIN SAW (FLUID AND RUNS)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SAFETY HAT AND CHAP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SPARE ARMS FOR HURST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table:style-name="ce3" office:value-type="string" calcext:value-type="string">
            <text:p>CRAFTSMAN TOOL BOX WITH ASSORTED HAND TOOL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2 SHOVEL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COMPARTMENT 3: OFFICER S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HIGH PRESSURE BAGS WITH PRESSURE GAUG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2 MEDIUM PRESSURE BAG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2 SMALL PRESSURE BAG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2 MEDIUM PRESSURE BAGS WITH PRESSURE GAUG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SMALL TOOL BOX WITH EXTRA <text:s/>AIR BAGS / PART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COMPARTMENT 4: OFFICER S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RST PUMP – FLUID AND RUN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CHECK ALL TOOLS (OPEN AND CLOSE EACH TOOL)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SAWZALL RUN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BOTTLE OF SPARE HURST FLUID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SPARE RESCUE JACK ATTACHMENT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 table:number-rows-repeated="8"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SCBA BOTTLES AND SCOTT PACKS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ALL SCOTT PACKS FULL, SECURE, AND CHECKED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SPARE BOTTLES FULL AND CHECKED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ALL PACKS AND BOTTLES CLEAN, UNDAMAGED, AND UNUSED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PAC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 AQ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- AT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- AU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- AV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- AW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BOTTLES</text:p>
          </table:table-cell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- 02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table:style-name="ce5" office:value-type="string" calcext:value-type="string">
            <text:p>- 04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table:style-name="ce5" office:value-type="string" calcext:value-type="string">
            <text:p>- 06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table:style-name="ce4" office:value-type="string" calcext:value-type="string">
            <text:p>- 19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table:style-name="ce5" office:value-type="string" calcext:value-type="string">
            <text:p>- 33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table:style-name="ce5" office:value-type="string" calcext:value-type="string">
            <text:p>- 40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table:style-name="ce5" office:value-type="string" calcext:value-type="string">
            <text:p>- 51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 table:number-rows-repeated="3">
          <table:table-cell table:style-name="ce5"/>
          <table:table-cell table:number-columns-repeated="2"/>
        </table:table-row>
        <table:table-row table:style-name="ro1" table:number-rows-repeated="6">
          <table:table-cell table:number-columns-repeated="3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 INSPECTED</text:p>
          </table:table-cell>
          <table:table-cell table:style-name="Default" office:value-type="string" calcext:value-type="string">
            <text:p>_______________________</text:p>
          </table:table-cell>
          <table:table-cell table:style-name="Default"/>
        </table:table-row>
        <table:table-row table:style-name="ro1">
          <table:table-cell office:value-type="string" calcext:value-type="string">
            <text:p>PERSONNEL COMPLETING INSPECTION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 <text:s text:c="2"/>________________________________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 <text:s text:c="2"/>________________________________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 <text:s text:c="2"/>________________________________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OFFICER SIGNATURE __________________________________________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OMMENTS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_______________________________________________________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_______________________________________________________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_______________________________________________________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_______________________________________________________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_______________________________________________________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_______________________________________________________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_______________________________________________________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_______________________________________________________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_______________________________________________________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2pt" fo:font-weight="bold"/>
    </style:style>
  </office:automatic-styles>
  <office:master-styles>
    <style:master-page style:name="Default" style:page-layout-name="Mpm1">
      <style:header>
        <style:region-left>
          <text:p>Date __________</text:p>
        </style:region-left>
        <style:region-center>
          <text:p><text:span text:style-name="MT1">Dayville Fire Company</text:span></text:p>
          <text:p>Rescue 463</text:p>
          <text:p/>
        </style:region-center>
        <style:region-right>
          <text:p>Page <text:page-number>1</text:page-number> of 4</text:p>
        </style:region-right>
      </style:header>
      <style:header-left style:display="false"/>
      <style:footer>
        <style:region-right>
          <text:p>Officer: ________________________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0/00/0000</text:date>, <text:time style:data-style-name="N2" text:time-value="16:37:09.7353893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14:27:24.346205159</meta:creation-date>
    <dc:date>2017-04-09T17:09:37.091429209</dc:date>
    <meta:editing-duration>PT40M56S</meta:editing-duration>
    <meta:editing-cycles>9</meta:editing-cycles>
    <meta:generator>LibreOffice/5.2.2.2$Linux_X86_64 LibreOffice_project/20m0$Build-2</meta:generator>
    <meta:document-statistic meta:table-count="1" meta:cell-count="387" meta:object-count="0"/>
  </office:meta>
</office:document-meta>
</file>